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Agency FB" svg:font-family="'Agency FB'" style:font-family-generic="swiss" style:font-pitch="variable"/>
    <style:font-face style:name="Bahnschrift SemiLight SemiConde" svg:font-family="'Bahnschrift SemiLight SemiConde'"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MS UI Gothic" svg:font-family="'MS UI Gothic'"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style:style style:name="P2" style:family="paragraph">
      <loext:graphic-properties draw:fill="none" draw:fill-color="#ffffff"/>
      <style:text-properties style:font-name="Century Gothic" fo:font-size="22pt" style:font-size-asian="22pt" style:font-size-complex="22pt"/>
    </style:style>
    <style:style style:name="P3" style:family="paragraph">
      <style:paragraph-properties fo:line-height="100%" fo:text-align="justify"/>
    </style:style>
    <style:style style:name="P4" style:family="paragraph">
      <loext:graphic-properties draw:fill="none" draw:fill-color="#ffffff"/>
      <style:paragraph-properties fo:line-height="100%" fo:text-align="justify"/>
      <style:text-properties style:font-name="Century Gothic"/>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ff0000" style:text-outline="false" style:font-name="Agency FB" fo:font-size="36pt" fo:font-style="italic" fo:text-shadow="1pt 1pt" fo:font-weight="bold" fo:background-color="#ffffff" style:font-size-asian="36pt" style:font-style-asian="italic" style:font-weight-asian="bold" style:font-size-complex="36pt" style:font-style-complex="italic" style:font-weight-complex="bold"/>
    </style:style>
    <style:style style:name="P7" style:family="paragraph">
      <style:paragraph-properties fo:line-height="100%"/>
    </style:style>
    <style:style style:name="P8" style:family="paragraph">
      <loext:graphic-properties draw:fill="none" draw:fill-color="#ffffff"/>
      <style:paragraph-properties fo:line-height="100%"/>
      <style:text-properties style:font-name="Bahnschrift SemiLight SemiConde" fo:font-size="15pt" fo:font-weight="bold" style:font-size-asian="15pt" style:font-weight-asian="bold" style:font-name-complex="Bahnschrift SemiLight SemiConde" style:font-size-complex="15pt" style:font-weight-complex="bold"/>
    </style:style>
    <style:style style:name="P9" style:family="paragraph">
      <style:paragraph-properties fo:text-align="justify"/>
    </style:style>
    <style:style style:name="P10" style:family="paragraph">
      <loext:graphic-properties draw:fill="none" draw:fill-color="#ffffff"/>
      <style:paragraph-properties fo:text-align="justify"/>
      <style:text-properties style:font-name="Century Gothic"/>
    </style:style>
    <style:style style:name="T1" style:family="text">
      <style:text-properties style:font-name="Century Gothic" fo:font-size="22pt" style:font-size-asian="22pt" style:font-size-complex="22pt"/>
    </style:style>
    <style:style style:name="T2" style:family="text">
      <style:text-properties style:font-name="Century Gothic" fo:font-size="18pt" style:font-size-asian="18pt" style:font-size-complex="18pt"/>
    </style:style>
    <style:style style:name="T3" style:family="text">
      <style:text-properties style:font-name="Century Gothic"/>
    </style:style>
    <style:style style:name="T4" style:family="text">
      <style:text-properties style:font-name="Century Gothic" fo:font-weight="bold" style:font-weight-asian="bold" style:font-weight-complex="bold"/>
    </style:style>
    <style:style style:name="T5" style:family="text">
      <style:text-properties fo:color="#ff0000" style:text-outline="false" style:font-name="Agency FB" fo:font-size="44pt" fo:font-style="italic" fo:text-shadow="1pt 1pt" fo:font-weight="bold" fo:background-color="#ffffff" style:font-size-asian="44pt" style:font-style-asian="italic" style:font-weight-asian="bold" style:font-size-complex="44pt" style:font-style-complex="italic" style:font-weight-complex="bold"/>
    </style:style>
    <style:style style:name="T6" style:family="text">
      <style:text-properties fo:color="#ff0000" style:text-outline="false" style:font-name="MS UI Gothic" fo:font-size="44pt" fo:font-style="italic" fo:text-shadow="1pt 1pt" fo:font-weight="bold" fo:background-color="#ffffff" style:font-size-asian="44pt" style:font-style-asian="italic" style:font-weight-asian="bold" style:font-size-complex="44pt" style:font-style-complex="italic" style:font-weight-complex="bold"/>
    </style:style>
    <style:style style:name="T7" style:family="text">
      <style:text-properties style:font-name="Bahnschrift SemiLight SemiConde" fo:font-size="15pt" fo:font-weight="bold" style:font-size-asian="15pt" style:font-weight-asian="bold" style:font-name-complex="Bahnschrift SemiLight SemiConde" style:font-size-complex="15pt" style:font-weight-complex="bold"/>
    </style:style>
    <style:style style:name="T8" style:family="text">
      <style:text-properties style:font-name="Bahnschrift SemiLight SemiConde" fo:font-size="16pt" fo:font-weight="bold" style:font-size-asian="16pt" style:font-weight-asian="bold" style:font-name-complex="Bahnschrift SemiLight SemiConde" style:font-size-complex="16pt" style:font-weight-complex="bold"/>
    </style:style>
    <style:style style:name="T9" style:family="text">
      <style:text-properties style:font-name="Bahnschrift SemiLight SemiConde" fo:font-size="14pt" fo:font-weight="bold" style:font-size-asian="14pt" style:font-weight-asian="bold" style:font-name-complex="Bahnschrift SemiLight SemiConde" style:font-size-complex="14pt" style:font-weight-complex="bold"/>
    </style:style>
    <style:style style:name="gr1" style:family="graphic">
      <style:graphic-properties draw:stroke="none" svg:stroke-color="#000000" draw:fill="none" draw:fill-color="#ffffff" fo:min-height="2.8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3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3.8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71cm" svg:stroke-color="#000000" draw:marker-start-width="0.459cm" draw:marker-end-width="0.459cm" draw:fill="none" draw:fill-color="#ffffff" fo:min-height="19.971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7.63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0" draw:name="Forma3" draw:style-name="gr5" draw:text-style-name="P8" svg:width="14.235cm" svg:height="20.042cm" svg:x="1.185cm" svg:y="3.385cm"><draw:text-box><text:p text:style-name="P7"><text:span text:style-name="T7"/></text:p><text:p text:style-name="P7"><text:span text:style-name="T7"><text:s text:c="3"/></text:span></text:p><text:p text:style-name="P7"><text:span text:style-name="T7"><text:s text:c="7"/></text:span><text:span text:style-name="T7"><text:tab/></text:span></text:p><text:p text:style-name="P7"><text:span text:style-name="T7"/></text:p><text:p text:style-name="P7"><text:span text:style-name="T7"><text:tab/></text:span></text:p><text:p text:style-name="P7"><text:span text:style-name="T7"><text:s text:c="9"/></text:span></text:p><text:p text:style-name="P7"><text:span text:style-name="T8"><text:s text:c="6"/></text:span></text:p><text:p text:style-name="P7"><text:span text:style-name="T7"><text:s/></text:span></text:p><text:p text:style-name="P7"><text:span text:style-name="T7"><text:s text:c="6"/></text:span></text:p><text:p text:style-name="P7"><text:span text:style-name="T7"><text:s text:c="6"/></text:span></text:p><text:p text:style-name="P7"><text:span text:style-name="T7"><text:s text:c="7"/></text:span><text:span text:style-name="T9"><text:s/></text:span></text:p><text:p text:style-name="P7"><text:span text:style-name="T7"/></text:p><text:p text:style-name="P7"><text:span text:style-name="T7"/></text:p><text:p text:style-name="P7"><text:span text:style-name="T7"/></text:p><text:p text:style-name="P7"><text:span text:style-name="T7"/></text:p><text:p text:style-name="P7"><text:span text:style-name="T7"><text:s text:c="7"/></text:span></text:p><text:p text:style-name="P7"><text:span text:style-name="T7"><text:s/></text:span></text:p><text:p text:style-name="P7"><text:span text:style-name="T9"/></text:p><text:p text:style-name="P7"><text:span text:style-name="T7"/></text:p><text:p text:style-name="P7"><text:span text:style-name="T7"/></text:p><text:p text:style-name="P7"><text:span text:style-name="T7"/></text:p><text:p text:style-name="P7"><text:span text:style-name="T7"/></text:p><text:p text:style-name="P7"><text:span text:style-name="T7"/></text:p><text:p text:style-name="P7"><text:span text:style-name="T7"/></text:p><text:p text:style-name="P7"><text:span text:style-name="T7"/></text:p><text:p text:style-name="P7"><text:span text:style-name="T7"><text:tab/></text:span></text:p></draw:text-box></draw:frame><draw:frame text:anchor-type="paragraph" draw:z-index="1" draw:name="Forma4" draw:style-name="gr4" draw:text-style-name="P6" svg:width="15.929cm" svg:height="3.837cm" svg:x="0.222cm" svg:y="-2.207cm"><draw:text-box><text:p text:style-name="P5"><text:span text:style-name="T5">DEPARTAMENTO </text:span></text:p><text:p text:style-name="P5"><text:span text:style-name="T5"><text:s text:c="2"/></text:span><text:span text:style-name="T5">DE DISEÑO <text:s/></text:span><text:span text:style-name="T6"><text:s text:c="2"/></text:span><text:span text:style-name="T5"><text:s/></text:span></text:p></draw:text-box></draw:frame><draw:frame text:anchor-type="paragraph" draw:z-index="2" draw:name="Forma1" draw:style-name="gr3" draw:text-style-name="P2" svg:width="4.059cm" svg:height="0.955cm" svg:x="1.307cm" svg:y="2.291cm"><draw:text-box><text:p><text:span text:style-name="T1">NETFLOX</text:span></text:p></draw:text-box></draw:frame><draw:frame text:anchor-type="paragraph" draw:z-index="3" draw:name="Forma2" draw:style-name="gr6" draw:text-style-name="P10" svg:width="10.796cm" svg:height="17.634cm" svg:x="2.736cm" svg:y="4.295cm"><draw:text-box><text:p text:style-name="P9"><text:span text:style-name="T3">En estas dos primeras semanas, el departamento de diseño ha llegado al consenso del diseño de la estructura base que va a acompañar a todas las vistas de nuestra página web.</text:span></text:p><text:p text:style-name="P9"><text:span text:style-name="T3"/></text:p><text:p text:style-name="P9"><text:span text:style-name="T3">Hemos acordado el logotipo que será un paquete de palomitas y la tipografía la misma de Netflox, en color rojo. Hemos decido que los colores serán blanco negro y rojo los que predominen en nuestro sitio.</text:span></text:p><text:p text:style-name="P9"><text:span text:style-name="T3"/></text:p><text:p text:style-name="P9"><text:span text:style-name="T3">La cabecera llevará el logo y a la derecha la barra de buscador y el login de usurio. El login, si no estás registrado te sale una ventana emergente con el formulario de registro.Justo debajo, la barra de navegación, que todavía estar por decidir algo exacto, pero que más o menos llevaría series, películas, los más puntuados, los más vistos y comunidad (esto últimos, estamos decidiendo cómo enfocarlo.</text:span></text:p><text:p text:style-name="P9"><text:span text:style-name="T3"/></text:p><text:p text:style-name="P9"><text:span text:style-name="T3">El pie de página con el logo, las redes sociales y un enlace de acerque de nosotros</text:span></text:p><text:p text:style-name="P9"><text:span text:style-name="T3"/></text:p><text:p text:style-name="P9"><text:span text:style-name="T3"/></text:p><text:p text:style-name="P9"><text:span text:style-name="T3">En el Index aparecerá los últimos estrenos (mezclado series y películas) con 3 carteles por sección y unas flechas para avanzar o retroceder en la búsqueda. Y abajo los más votados, que la estructura sería la misma</text:span></text:p><text:p text:style-name="P9"><text:span text:style-name="T3"/></text:p><text:p text:style-name="P9"><text:span text:style-name="T3">La ficha individual de Películas y series se podrá ordenar por género, valoración, alfabéticamente, año.</text:span></text:p></draw:text-box></draw:frame><draw:frame text:anchor-type="paragraph" draw:z-index="9" draw:name="Forma1" draw:style-name="gr1" draw:text-style-name="P2" svg:width="7.885cm" svg:height="2.86cm" svg:x="9.107cm" svg:y="2.528cm"><draw:text-box><text:p><text:span text:style-name="T1"><text:s/></text:span><text:span text:style-name="T2">FINAL SPRINT GOALS</text:span><text:span text:style-name="T1"> </text:span></text:p></draw:text-box></draw:frame></text:p>
      <text:p text:style-name="P1"><draw:frame text:anchor-type="paragraph" draw:z-index="4" draw:name="Forma3" draw:style-name="gr5" draw:text-style-name="P8" svg:width="14.235cm" svg:height="20.042cm" svg:x="1.185cm" svg:y="3.385cm"><draw:text-box><text:p text:style-name="P7"><text:span text:style-name="T7"/></text:p><text:p text:style-name="P7"><text:span text:style-name="T7"><text:s text:c="3"/></text:span></text:p><text:p text:style-name="P7"><text:span text:style-name="T7"><text:s text:c="7"/></text:span><text:span text:style-name="T7"><text:tab/></text:span></text:p><text:p text:style-name="P7"><text:span text:style-name="T7"/></text:p><text:p text:style-name="P7"><text:span text:style-name="T7"><text:tab/></text:span></text:p><text:p text:style-name="P7"><text:span text:style-name="T7"><text:s text:c="9"/></text:span></text:p><text:p text:style-name="P7"><text:span text:style-name="T8"><text:s text:c="6"/></text:span></text:p><text:p text:style-name="P7"><text:span text:style-name="T7"><text:s/></text:span></text:p><text:p text:style-name="P7"><text:span text:style-name="T7"><text:s text:c="6"/></text:span></text:p><text:p text:style-name="P7"><text:span text:style-name="T7"><text:s text:c="6"/></text:span></text:p><text:p text:style-name="P7"><text:span text:style-name="T7"><text:s text:c="7"/></text:span><text:span text:style-name="T9"><text:s/></text:span></text:p><text:p text:style-name="P7"><text:span text:style-name="T7"/></text:p><text:p text:style-name="P7"><text:span text:style-name="T7"/></text:p><text:p text:style-name="P7"><text:span text:style-name="T7"/></text:p><text:p text:style-name="P7"><text:span text:style-name="T7"/></text:p><text:p text:style-name="P7"><text:span text:style-name="T7"><text:s text:c="7"/></text:span></text:p><text:p text:style-name="P7"><text:span text:style-name="T7"><text:s/></text:span></text:p><text:p text:style-name="P7"><text:span text:style-name="T9"/></text:p><text:p text:style-name="P7"><text:span text:style-name="T7"/></text:p><text:p text:style-name="P7"><text:span text:style-name="T7"/></text:p><text:p text:style-name="P7"><text:span text:style-name="T7"/></text:p><text:p text:style-name="P7"><text:span text:style-name="T7"/></text:p><text:p text:style-name="P7"><text:span text:style-name="T7"/></text:p><text:p text:style-name="P7"><text:span text:style-name="T7"/></text:p><text:p text:style-name="P7"><text:span text:style-name="T7"/></text:p><text:p text:style-name="P7"><text:span text:style-name="T7"><text:tab/></text:span></text:p></draw:text-box></draw:frame><draw:frame text:anchor-type="paragraph" draw:z-index="5" draw:name="Forma4" draw:style-name="gr4" draw:text-style-name="P6" svg:width="15.929cm" svg:height="3.837cm" svg:x="0.222cm" svg:y="-2.207cm"><draw:text-box><text:p text:style-name="P5"><text:span text:style-name="T5">DEPARTAMENTO </text:span></text:p><text:p text:style-name="P5"><text:span text:style-name="T5"><text:s text:c="2"/></text:span><text:span text:style-name="T5">DE DISEÑO <text:s/></text:span><text:span text:style-name="T6"><text:s text:c="2"/></text:span><text:span text:style-name="T5"><text:s/></text:span></text:p></draw:text-box></draw:frame><draw:frame text:anchor-type="paragraph" draw:z-index="6" draw:name="Forma1" draw:style-name="gr3" draw:text-style-name="P2" svg:width="4.059cm" svg:height="0.955cm" svg:x="1.307cm" svg:y="2.291cm"><draw:text-box><text:p><text:span text:style-name="T1">NETFLOX</text:span></text:p></draw:text-box></draw:frame><draw:frame text:anchor-type="paragraph" draw:z-index="7" draw:name="Forma1" draw:style-name="gr1" draw:text-style-name="P2" svg:width="7.885cm" svg:height="2.86cm" svg:x="9.107cm" svg:y="2.528cm"><draw:text-box><text:p><text:span text:style-name="T1"><text:s/></text:span><text:span text:style-name="T2">FINAL SPRINT GOALS</text:span><text:span text:style-name="T1"> </text:span></text:p></draw:text-box></draw:frame><draw:frame text:anchor-type="paragraph" draw:z-index="8" draw:name="Forma2" draw:style-name="gr2" draw:text-style-name="P4" svg:width="10.796cm" svg:height="19.19cm" svg:x="2.736cm" svg:y="4.216cm"><draw:text-box><text:p text:style-name="P3"><text:span text:style-name="T3"/></text:p><text:p text:style-name="P3"><text:span text:style-name="T3">Cuando se ordenen las películas aparecerá una mini-ficha con la imagen de la película o serie, la valoración, un pequeño resumen y si le damos a ver más nos lleva a la ficha de la película o serie en concreto.</text:span></text:p><text:p text:style-name="P3"><text:span text:style-name="T3"/></text:p><text:p text:style-name="P3"><text:span text:style-name="T3">Cuando hacemos click en una película, no llevará a su ficha, en la cual se mostrarán los datos de la película y sus críticas.</text:span></text:p><text:p text:style-name="P3"><text:span text:style-name="T3"/></text:p><text:p text:style-name="P3"><text:span text:style-name="T3">En la sección de comunidad hemos decidido poner las críticas de los usuarios a los que sigue el usuario. A este apartado sólo se podrá acceder si el usuario está logueado.</text:span></text:p><text:p text:style-name="P3"><text:span text:style-name="T3"/></text:p><text:p text:style-name="P3"><text:span text:style-name="T3"/></text:p><text:p text:style-name="P3"><text:span text:style-name="T3">Cada usuario tendrá su propia ficha, que contendrá una imagen suya, sus datos personales y <text:s/>las críticas que haya realizado.</text:span></text:p><text:p text:style-name="P3"><text:span text:style-name="T3"/></text:p><text:p text:style-name="P3"><text:span text:style-name="T3"/></text:p><text:p text:style-name="P3"><text:span text:style-name="T3"/></text:p><text:p text:style-name="P3"><text:span text:style-name="T3"/></text:p><text:p text:style-name="P3"><text:span text:style-name="T3"/></text:p><text:p text:style-name="P3"><text:span text:style-name="T3">Integrantes del equipo:</text:span></text:p><text:p text:style-name="P3"><text:span text:style-name="T3"/></text:p><text:p text:style-name="P3"><text:span text:style-name="T3">Alejandro Acuaviva Plazuelo</text:span></text:p><text:p text:style-name="P3"><text:span text:style-name="T3"/></text:p><text:p text:style-name="P3"><text:span text:style-name="T3">Francisco Romero Jiménez</text:span></text:p><text:p text:style-name="P3"><text:span text:style-name="T3"/></text:p><text:p text:style-name="P3"><text:span text:style-name="T3">Daniel Millán Sánchez</text:span></text:p><text:p text:style-name="P3"><text:span text:style-name="T3"/></text:p><text:p text:style-name="P3"><text:span text:style-name="T3">Verónica Toro Gómez</text:span></text:p><text:p text:style-name="P3"><text:span text:style-name="T3"/></text:p><text:p text:style-name="P3"><text:span text:style-name="T3"/></text:p><text:p text:style-name="P3"><text:span text:style-name="T4"/></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2" svg:font-family="'Lucida Sans'" style:font-family-generic="swiss"/>
    <style:font-face style:name="Liberation Serif" svg:font-family="'Liberation Serif'" style:font-family-generic="roman" style:font-pitch="variable"/>
    <style:font-face style:name="Agency FB" svg:font-family="'Agency FB'" style:font-family-generic="swiss" style:font-pitch="variable"/>
    <style:font-face style:name="Bahnschrift SemiLight SemiConde" svg:font-family="'Bahnschrift SemiLight SemiConde'"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MS UI Gothic" svg:font-family="'MS UI Gothic'"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3pt solid #000000"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20T12:07:43.862000000</meta:creation-date>
    <dc:date>2019-10-21T12:15:14.393000000</dc:date>
    <meta:editing-duration>PT3H7M47S</meta:editing-duration>
    <meta:editing-cycles>30</meta:editing-cycles>
    <meta:generator>LibreOffice/6.3.1.2$Windows_X86_64 LibreOffice_project/b79626edf0065ac373bd1df5c28bd630b4424273</meta:generator>
    <meta:document-statistic meta:table-count="0" meta:image-count="0" meta:object-count="0" meta:page-count="2" meta:paragraph-count="0" meta:word-count="0" meta:character-count="0" meta:non-whitespace-character-count="0"/>
  </office:meta>
</office:document-meta>
</file>